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fr" fo:country="FR" officeooo:rsid="001d13dc" officeooo:paragraph-rsid="001d13dc"/>
    </style:style>
    <style:style style:name="P2" style:family="paragraph" style:parent-style-name="Standard">
      <style:text-properties fo:language="fr" fo:country="FR" officeooo:rsid="001d5a66" officeooo:paragraph-rsid="001d5a66"/>
    </style:style>
    <style:style style:name="P3" style:family="paragraph" style:parent-style-name="Standard">
      <style:text-properties fo:language="fr" fo:country="FR" officeooo:rsid="0020e2a9" officeooo:paragraph-rsid="0020e2a9"/>
    </style:style>
    <style:style style:name="P4" style:family="paragraph" style:parent-style-name="Standard">
      <style:text-properties fo:language="fr" fo:country="FR" officeooo:rsid="0020e2a9" officeooo:paragraph-rsid="0025bd83"/>
    </style:style>
    <style:style style:name="P5" style:family="paragraph" style:parent-style-name="Standard">
      <style:text-properties fo:language="fr" fo:country="FR" officeooo:rsid="00228636" officeooo:paragraph-rsid="00228636"/>
    </style:style>
    <style:style style:name="P6" style:family="paragraph" style:parent-style-name="Standard">
      <style:text-properties fo:language="fr" fo:country="FR" officeooo:rsid="00228636" officeooo:paragraph-rsid="0025bd83"/>
    </style:style>
    <style:style style:name="P7" style:family="paragraph" style:parent-style-name="Standard">
      <style:text-properties fo:language="fr" fo:country="FR" officeooo:rsid="0023ddd0" officeooo:paragraph-rsid="0023ddd0"/>
    </style:style>
    <style:style style:name="P8" style:family="paragraph" style:parent-style-name="Standard">
      <style:text-properties fo:language="fr" fo:country="FR" officeooo:rsid="0025f319" officeooo:paragraph-rsid="0025f319"/>
    </style:style>
    <style:style style:name="P9" style:family="paragraph" style:parent-style-name="Standard">
      <style:paragraph-properties fo:text-align="center" style:justify-single-word="false"/>
      <style:text-properties fo:font-size="20pt" fo:language="fr" fo:country="FR" fo:font-weight="bold" officeooo:rsid="0025f319" officeooo:paragraph-rsid="0025f319" style:font-size-asian="20pt" style:font-weight-asian="bold" style:font-size-complex="20pt" style:font-weight-complex="bold"/>
    </style:style>
    <style:style style:name="P10" style:family="paragraph" style:parent-style-name="Standard">
      <style:text-properties officeooo:paragraph-rsid="0020e2a9"/>
    </style:style>
    <style:style style:name="P11" style:family="paragraph" style:parent-style-name="Standard">
      <style:text-properties fo:language="fr" fo:country="FR" officeooo:rsid="001d5a66" officeooo:paragraph-rsid="002a9f26"/>
    </style:style>
    <style:style style:name="T1" style:family="text">
      <style:text-properties officeooo:rsid="00228636"/>
    </style:style>
    <style:style style:name="T2" style:family="text">
      <style:text-properties fo:language="fr" fo:country="FR" officeooo:rsid="0020e2a9"/>
    </style:style>
    <style:style style:name="T3" style:family="text">
      <style:text-properties fo:language="fr" fo:country="FR" officeooo:rsid="0025f319"/>
    </style:style>
    <style:style style:name="T4" style:family="text">
      <style:text-properties officeooo:rsid="001d13dc"/>
    </style:style>
    <style:style style:name="T5" style:family="text">
      <style:text-properties officeooo:rsid="0025f319"/>
    </style:style>
    <style:style style:name="T6" style:family="text">
      <style:text-properties officeooo:rsid="00264a34"/>
    </style:style>
    <style:style style:name="T7" style:family="text">
      <style:text-properties style:text-position="sub 58%" officeooo:rsid="0027772c"/>
    </style:style>
    <style:style style:name="T8" style:family="text">
      <style:text-properties officeooo:rsid="002a2757"/>
    </style:style>
    <style:style style:name="T9" style:family="text">
      <style:text-properties style:use-window-font-color="true" fo:font-weight="normal" style:font-weight-asian="normal" style:font-weight-complex="normal"/>
    </style:style>
    <style:style style:name="T10" style:family="text">
      <style:text-properties style:use-window-font-color="true" fo:font-weight="normal" officeooo:rsid="002a9f26"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GUYOT Sacha<text:line-break/>RIVAL Gaëtan</text:p>
      <text:p text:style-name="P1"/>
      <text:p text:style-name="P9">APD - DM</text:p>
      <text:p text:style-name="P1"/>
      <text:p text:style-name="P2">1/ <text:span text:style-name="T5">Voir le c</text:span>ode <text:span text:style-name="T5">dans l’archive.</text:span></text:p>
      <text:p text:style-name="P1"/>
      <text:p text:style-name="P1">2/ C’est un algorithme d’élection.<text:line-break/>Sûreté : À tout moment, au maximum un processus a sa variable output à vrai.<text:line-break/>Vivacité : Un processus est élu en temps fini.</text:p>
      <text:p text:style-name="P1"/>
      <text:p text:style-name="P11"><text:span text:style-name="T9">3/ </text:span><text:span text:style-name="T10">Les tests : anneau à un seul nœud, anneau à 2 nœuds, anneaux à 3, 4, 5 et 10 nœuds dont les ID sont au choix croissants, décroissants, en dents de scie d’abord croissants, en dents de scie d’abord décroissants ou aléatoires. Tous ces tests sont définis dans notre code.</text:span></text:p>
      <text:p text:style-name="P11"><text:span text:style-name="T10"/></text:p>
      <text:p text:style-name="P2">4/<text:line-break/>a/ <text:span text:style-name="T5">Non.<text:line-break/></text:span>Pour <text:span text:style-name="T5">que le processus courant reste</text:span> actif, le processus actif précédent doit être le plus petit <text:span text:style-name="T5">parmi le processus courant et l</text:span>es 2 précédents :</text:p>
      <text:p text:style-name="P8">On considère les processus actifs A, B, C et D (A précède B qui précède C qui précède D)</text:p>
      <text:p text:style-name="P10"><text:span text:style-name="T2">Si </text:span><text:span text:style-name="T3">C</text:span><text:span text:style-name="T2"> reste actif, </text:span><text:span text:style-name="T3">B est le plus petit de ABC, donc C</text:span><text:span text:style-name="T2"> est plus grand que </text:span><text:span text:style-name="T3">B</text:span><text:span text:style-name="T2"> et il ne sera pas le plus petit de </text:span><text:span text:style-name="T3">BCD</text:span><text:span text:style-name="T2"> donc </text:span><text:span text:style-name="T3">D</text:span><text:span text:style-name="T2"> deviendra inactif.</text:span></text:p>
      <text:p text:style-name="P8">Deux processus actifs consécutifs ne peuvent donc pas rester actifs tous les deux à la fin du tour.<text:line-break/>Par contre ils peuvent devenir tous deux inactifs (par exemple si A = 1, B = 2, C = 3 et D = 4, alors C et D deviendront tous deux inactifs).</text:p>
      <text:p text:style-name="P3"/>
      <text:p text:style-name="P3">b/ Non :</text:p>
      <text:p text:style-name="P3">- Pour qu’un processus prenne le tag d’un autre il doit le suivre immédiatement, <text:span text:style-name="T6">les deux étant actifs.</text:span></text:p>
      <text:p text:style-name="P3">- Deux processus actifs consécutifs ne peuvent pas rester tous les <text:span text:style-name="T6">deux</text:span> actifs <text:span text:style-name="T6">à la fin du tour.</text:span></text:p>
      <text:p text:style-name="P4">→ <text:span text:style-name="T4">À</text:span> la fin d’un tour, <text:span text:style-name="T6">chaque</text:span> tag ne peut être porté que par un processus <text:span text:style-name="T6">au maximum.</text:span></text:p>
      <text:p text:style-name="P3"/>
      <text:p text:style-name="P3">c/ <text:span text:style-name="T1">Pour devenir passif, le tag du processus précédent doit être plus grand que celui du processus courant ou que celui du processus N-2 (précédent du précédent).</text:span></text:p>
      <text:p text:style-name="P7">Quel<text:span text:style-name="T6">le</text:span> que soit la disposition, i<text:span text:style-name="T6">l</text:span> reste toujours au moins un processus tel que son <text:span text:style-name="T6">premier </text:span>voisin actif <text:span text:style-name="T6">a le plus petit tag entre le sien, celui du processus courant et celui du processus N-2.</text:span></text:p>
      <text:p text:style-name="P3"/>
      <text:p text:style-name="P6">5/ <text:span text:style-name="T4">À chaque tour, au maximum un processus sur 2 reste actif (dans le cas ou les ID donnent une structure en dents de scie). On a donc au maximum log</text:span><text:span text:style-name="T7">2</text:span><text:span text:style-name="T4">(n) tours. À chaque tour, on a au maximum 2n messages, ce qui donne 2n*log(n) messages au total au maximum, soit O( n*log(n) ).</text:span></text:p>
      <text:p text:style-name="P5"/>
      <text:p text:style-name="P5">6/ <text:span text:style-name="T6">C’est un a</text:span>lgo<text:span text:style-name="T6">rithme</text:span> d’élection sûr et vivace avec une complexité <text:span text:style-name="T6">dans le pire cas</text:span> en n*log(n) <text:span text:style-name="T6">messages, </text:span>là où n*log(n) est la complexité du meilleur cas pour <text:span text:style-name="T6">l’algorithme de</text:span> Le Lann optimis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8T00:40:20.806576545</meta:creation-date>
    <dc:date>2020-03-01T00:39:14.103561409</dc:date>
    <meta:editing-duration>PT12H56M45S</meta:editing-duration>
    <meta:editing-cycles>9</meta:editing-cycles>
    <meta:generator>LibreOffice/6.0.7.3$Linux_X86_64 LibreOffice_project/00m0$Build-3</meta:generator>
    <meta:document-statistic meta:table-count="0" meta:image-count="0" meta:object-count="0" meta:page-count="1" meta:paragraph-count="17" meta:word-count="428" meta:character-count="2230" meta:non-whitespace-character-count="1819"/>
  </office:meta>
</office:document-meta>
</file>